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officeooo:rsid="0001ec8a" officeooo:paragraph-rsid="0001ec8a" style:font-size-asian="18pt" style:font-weight-asian="bold" style:font-size-complex="18pt" style:font-weight-complex="bold"/>
    </style:style>
    <style:style style:name="P2" style:family="paragraph" style:parent-style-name="Standard">
      <style:text-properties fo:font-size="12pt" fo:font-weight="bold" officeooo:rsid="0001ec8a" officeooo:paragraph-rsid="0001ec8a" style:font-size-asian="10.5pt" style:font-weight-asian="bold" style:font-size-complex="12pt" style:font-weight-complex="bold"/>
    </style:style>
    <style:style style:name="P3" style:family="paragraph" style:parent-style-name="Standard">
      <style:text-properties fo:font-size="12pt" fo:font-weight="bold" officeooo:rsid="00025905" officeooo:paragraph-rsid="00025905" style:font-size-asian="10.5pt" style:font-weight-asian="bold" style:font-size-complex="12pt" style:font-weight-complex="bold"/>
    </style:style>
    <style:style style:name="P4" style:family="paragraph" style:parent-style-name="Standard">
      <style:text-properties fo:font-size="11pt" fo:font-weight="normal" officeooo:rsid="0004afe1" officeooo:paragraph-rsid="0004afe1" style:font-size-asian="9.60000038146973pt" style:font-weight-asian="normal" style:font-size-complex="11pt" style:font-weight-complex="normal"/>
    </style:style>
    <style:style style:name="P5" style:family="paragraph" style:parent-style-name="Standard">
      <style:text-properties fo:font-size="11pt" fo:font-weight="normal" officeooo:rsid="000656d7" officeooo:paragraph-rsid="000656d7" style:font-size-asian="9.60000038146973pt" style:font-weight-asian="normal" style:font-size-complex="11pt" style:font-weight-complex="normal"/>
    </style:style>
    <style:style style:name="P6" style:family="paragraph" style:parent-style-name="Standard">
      <style:text-properties fo:font-size="11pt" fo:font-weight="normal" officeooo:rsid="000657bd" officeooo:paragraph-rsid="000657bd" style:font-size-asian="9.60000038146973pt" style:font-weight-asian="normal" style:font-size-complex="11pt" style:font-weight-complex="normal"/>
    </style:style>
    <style:style style:name="P7" style:family="paragraph" style:parent-style-name="Standard">
      <style:text-properties fo:font-size="11pt" fo:font-weight="normal" officeooo:rsid="000657bd" officeooo:paragraph-rsid="0007d7cd" style:font-size-asian="9.60000038146973pt" style:font-weight-asian="normal" style:font-size-complex="11pt" style:font-weight-complex="normal"/>
    </style:style>
    <style:style style:name="P8" style:family="paragraph" style:parent-style-name="Standard">
      <style:text-properties fo:font-size="11pt" officeooo:paragraph-rsid="00025905"/>
    </style:style>
    <style:style style:name="P9" style:family="paragraph" style:parent-style-name="Standard" style:list-style-name="L1">
      <style:text-properties fo:font-size="11pt" fo:font-weight="normal" officeooo:rsid="0004afe1" officeooo:paragraph-rsid="0004afe1" style:font-size-asian="9.60000038146973pt" style:font-weight-asian="normal" style:font-size-complex="11pt" style:font-weight-complex="normal"/>
    </style:style>
    <style:style style:name="P10" style:family="paragraph" style:parent-style-name="Standard" style:list-style-name="L1">
      <style:text-properties fo:font-size="11pt" fo:font-weight="normal" officeooo:rsid="000656d7" officeooo:paragraph-rsid="000656d7" style:font-size-asian="9.60000038146973pt" style:font-weight-asian="normal" style:font-size-complex="11pt" style:font-weight-complex="normal"/>
    </style:style>
    <style:style style:name="P11" style:family="paragraph" style:parent-style-name="Standard">
      <style:text-properties fo:font-size="11pt" fo:font-weight="normal" officeooo:rsid="000656d7" officeooo:paragraph-rsid="000656d7" style:font-size-asian="9.60000038146973pt" style:font-weight-asian="normal" style:font-size-complex="11pt" style:font-weight-complex="normal"/>
    </style:style>
    <style:style style:name="P12" style:family="paragraph" style:parent-style-name="Standard">
      <style:text-properties fo:font-size="11pt" fo:font-weight="normal" officeooo:rsid="000657bd" officeooo:paragraph-rsid="000657bd" style:font-size-asian="9.60000038146973pt" style:font-weight-asian="normal" style:font-size-complex="11pt" style:font-weight-complex="normal"/>
    </style:style>
    <style:style style:name="P13" style:family="paragraph" style:parent-style-name="Standard">
      <style:text-properties fo:font-size="11pt" fo:font-weight="normal" officeooo:rsid="000657bd" officeooo:paragraph-rsid="0007d7cd" style:font-size-asian="9.60000038146973pt" style:font-weight-asian="normal" style:font-size-complex="11pt" style:font-weight-complex="normal"/>
    </style:style>
    <style:style style:name="P14" style:family="paragraph" style:parent-style-name="Standard">
      <style:text-properties fo:font-size="11pt" fo:font-weight="normal" officeooo:rsid="000657bd" officeooo:paragraph-rsid="000e4fd6" style:font-size-asian="9.60000038146973pt" style:font-weight-asian="normal" style:font-size-complex="11pt" style:font-weight-complex="normal"/>
    </style:style>
    <style:style style:name="P15" style:family="paragraph" style:parent-style-name="Standard">
      <style:text-properties fo:font-size="11pt" fo:font-weight="normal" officeooo:rsid="000657bd" officeooo:paragraph-rsid="000ed9e0" style:font-size-asian="9.60000038146973pt" style:font-weight-asian="normal" style:font-size-complex="11pt" style:font-weight-complex="normal"/>
    </style:style>
    <style:style style:name="P16" style:family="paragraph" style:parent-style-name="Standard">
      <style:text-properties fo:font-size="11pt" fo:font-weight="normal" officeooo:rsid="000b6a14" officeooo:paragraph-rsid="000b6a14" style:font-size-asian="9.60000038146973pt" style:font-weight-asian="normal" style:font-size-complex="11pt" style:font-weight-complex="normal"/>
    </style:style>
    <style:style style:name="P17" style:family="paragraph" style:parent-style-name="Standard" style:list-style-name="L2">
      <style:text-properties fo:font-size="11pt" fo:font-weight="normal" officeooo:rsid="000b6a14" officeooo:paragraph-rsid="000b6a14" style:font-size-asian="9.60000038146973pt" style:font-weight-asian="normal" style:font-size-complex="11pt" style:font-weight-complex="normal"/>
    </style:style>
    <style:style style:name="P18" style:family="paragraph" style:parent-style-name="Standard" style:list-style-name="L2">
      <style:text-properties fo:font-size="11pt" fo:font-weight="normal" officeooo:rsid="000b6a14" officeooo:paragraph-rsid="000c06a6" style:font-size-asian="9.60000038146973pt" style:font-weight-asian="normal" style:font-size-complex="11pt" style:font-weight-complex="normal"/>
    </style:style>
    <style:style style:name="P19" style:family="paragraph" style:parent-style-name="Standard" style:list-style-name="L2">
      <style:text-properties fo:font-size="11pt" fo:font-weight="normal" officeooo:rsid="000b6a14" officeooo:paragraph-rsid="000f946f" style:font-size-asian="9.60000038146973pt" style:font-weight-asian="normal" style:font-size-complex="11pt" style:font-weight-complex="normal"/>
    </style:style>
    <style:style style:name="P20" style:family="paragraph" style:parent-style-name="Standard">
      <style:text-properties fo:font-size="11pt" fo:font-weight="normal" officeooo:rsid="000b6a14" officeooo:paragraph-rsid="000f946f" style:font-size-asian="9.60000038146973pt" style:font-weight-asian="normal" style:font-size-complex="11pt" style:font-weight-complex="normal"/>
    </style:style>
    <style:style style:name="P21" style:family="paragraph" style:parent-style-name="Standard">
      <style:text-properties fo:font-size="11pt" fo:font-weight="normal" officeooo:rsid="000c06a6" officeooo:paragraph-rsid="000c06a6" style:font-size-asian="9.60000038146973pt" style:font-weight-asian="normal" style:font-size-complex="11pt" style:font-weight-complex="normal"/>
    </style:style>
    <style:style style:name="P22" style:family="paragraph" style:parent-style-name="Standard">
      <style:text-properties fo:font-size="11pt" fo:font-weight="normal" officeooo:rsid="000c06a6" officeooo:paragraph-rsid="000f946f" style:font-size-asian="9.60000038146973pt" style:font-weight-asian="normal" style:font-size-complex="11pt" style:font-weight-complex="normal"/>
    </style:style>
    <style:style style:name="P23" style:family="paragraph" style:parent-style-name="Standard">
      <style:text-properties fo:font-size="11pt" fo:font-weight="normal" officeooo:rsid="000e4fd6" officeooo:paragraph-rsid="000e4fd6" style:font-size-asian="9.60000038146973pt" style:font-weight-asian="normal" style:font-size-complex="11pt" style:font-weight-complex="normal"/>
    </style:style>
    <style:style style:name="P24" style:family="paragraph" style:parent-style-name="Standard">
      <style:text-properties fo:font-size="11pt" fo:font-weight="normal" officeooo:rsid="000e4fd6" officeooo:paragraph-rsid="000ed9e0" style:font-size-asian="9.60000038146973pt" style:font-weight-asian="normal" style:font-size-complex="11pt" style:font-weight-complex="normal"/>
    </style:style>
    <style:style style:name="P25" style:family="paragraph" style:parent-style-name="Standard">
      <style:text-properties fo:font-size="11pt" fo:font-weight="normal" officeooo:rsid="000e4fd6" officeooo:paragraph-rsid="000f946f" style:font-size-asian="9.60000038146973pt" style:font-weight-asian="normal" style:font-size-complex="11pt" style:font-weight-complex="normal"/>
    </style:style>
    <style:style style:name="P26" style:family="paragraph" style:parent-style-name="Standard">
      <style:text-properties fo:font-size="11pt" fo:font-weight="normal" officeooo:rsid="0007d7cd" officeooo:paragraph-rsid="00099d55" style:font-size-asian="9.60000038146973pt" style:font-weight-asian="normal" style:font-size-complex="11pt" style:font-weight-complex="normal"/>
    </style:style>
    <style:style style:name="P27" style:family="paragraph" style:parent-style-name="Standard">
      <style:text-properties fo:font-size="11pt" fo:font-weight="normal" officeooo:rsid="0007d7cd" officeooo:paragraph-rsid="0007d7cd" style:font-size-asian="9.60000038146973pt" style:font-weight-asian="normal" style:font-size-complex="11pt" style:font-weight-complex="normal"/>
    </style:style>
    <style:style style:name="P28" style:family="paragraph" style:parent-style-name="Standard">
      <style:text-properties fo:font-size="11pt" fo:font-weight="normal" officeooo:rsid="0001ec8a" officeooo:paragraph-rsid="000e4fd6" style:font-size-asian="9.60000038146973pt" style:font-weight-asian="normal" style:font-size-complex="11pt" style:font-weight-complex="normal"/>
    </style:style>
    <style:style style:name="P29" style:family="paragraph" style:parent-style-name="Standard">
      <style:text-properties fo:font-size="11pt" fo:font-weight="normal" officeooo:rsid="00025905" officeooo:paragraph-rsid="000f946f" style:font-size-asian="9.60000038146973pt" style:font-weight-asian="normal" style:font-size-complex="11pt" style:font-weight-complex="normal"/>
    </style:style>
    <style:style style:name="P30" style:family="paragraph" style:parent-style-name="Standard">
      <style:text-properties fo:font-size="12pt" fo:font-weight="bold" officeooo:rsid="0001ec8a" officeooo:paragraph-rsid="0001ec8a" style:font-size-asian="10.5pt" style:font-weight-asian="bold" style:font-size-complex="12pt" style:font-weight-complex="bold"/>
    </style:style>
    <style:style style:name="P31" style:family="paragraph" style:parent-style-name="Standard">
      <style:text-properties fo:font-size="12pt" fo:font-weight="bold" officeooo:rsid="0001ec8a" officeooo:paragraph-rsid="000c06a6" style:font-size-asian="10.5pt" style:font-weight-asian="bold" style:font-size-complex="12pt" style:font-weight-complex="bold"/>
    </style:style>
    <style:style style:name="P32" style:family="paragraph" style:parent-style-name="Standard">
      <style:text-properties fo:font-size="12pt" fo:font-weight="bold" officeooo:rsid="0001ec8a" officeooo:paragraph-rsid="000f946f" style:font-size-asian="10.5pt" style:font-weight-asian="bold" style:font-size-complex="12pt" style:font-weight-complex="bold"/>
    </style:style>
    <style:style style:name="P33" style:family="paragraph" style:parent-style-name="Standard">
      <style:text-properties fo:font-size="12pt" fo:font-weight="bold" officeooo:rsid="000ed9e0" officeooo:paragraph-rsid="000ed9e0" style:font-size-asian="12pt" style:font-weight-asian="bold" style:font-size-complex="12pt" style:font-weight-complex="bold"/>
    </style:style>
    <style:style style:name="P34" style:family="paragraph" style:parent-style-name="Standard">
      <style:text-properties fo:font-size="18pt" fo:font-weight="bold" officeooo:rsid="0001ec8a" officeooo:paragraph-rsid="0001ec8a" style:font-size-asian="18pt" style:font-weight-asian="bold" style:font-size-complex="18pt" style:font-weight-complex="bold"/>
    </style:style>
    <style:style style:name="T1" style:family="text">
      <style:text-properties fo:font-weight="normal" officeooo:rsid="0001ec8a" style:font-size-asian="9.60000038146973pt" style:font-weight-asian="normal" style:font-size-complex="11pt" style:font-weight-complex="normal"/>
    </style:style>
    <style:style style:name="T2" style:family="text">
      <style:text-properties fo:font-weight="normal" officeooo:rsid="00025905" style:font-size-asian="9.60000038146973pt" style:font-weight-asian="normal" style:font-size-complex="11pt" style:font-weight-complex="normal"/>
    </style:style>
    <style:style style:name="T3" style:family="text">
      <style:text-properties fo:font-weight="normal" officeooo:rsid="000b1d9c" style:font-size-asian="9.60000038146973pt" style:font-weight-asian="normal" style:font-size-complex="11pt" style:font-weight-complex="normal"/>
    </style:style>
    <style:style style:name="T4" style:family="text">
      <style:text-properties fo:font-weight="normal" officeooo:rsid="0001ec8a" style:font-size-asian="11pt" style:font-weight-asian="normal" style:font-size-complex="11pt" style:font-weight-complex="normal"/>
    </style:style>
    <style:style style:name="T5" style:family="text">
      <style:text-properties fo:font-weight="normal" officeooo:rsid="00025905" style:font-size-asian="11pt" style:font-weight-asian="normal" style:font-size-complex="11pt" style:font-weight-complex="normal"/>
    </style:style>
    <style:style style:name="T6" style:family="text">
      <style:text-properties fo:font-weight="normal" officeooo:rsid="000b1d9c" style:font-size-asian="11pt" style:font-weight-asian="normal" style:font-size-complex="11pt" style:font-weight-complex="normal"/>
    </style:style>
    <style:style style:name="T7" style:family="text">
      <style:text-properties style:font-name="Times New Roman" fo:font-weight="normal" officeooo:rsid="0001ec8a" style:font-size-asian="11pt" style:font-weight-asian="normal" style:font-size-complex="11pt" style:font-weight-complex="normal"/>
    </style:style>
    <style:style style:name="T8" style:family="text">
      <style:text-properties style:font-name="Times New Roman" fo:font-weight="normal" officeooo:rsid="00025905" style:font-size-asian="11pt" style:font-weight-asian="normal" style:font-size-complex="11pt" style:font-weight-complex="normal"/>
    </style:style>
    <style:style style:name="T9" style:family="text">
      <style:text-properties style:font-name="Times New Roman" fo:font-weight="normal" officeooo:rsid="000b1d9c" style:font-size-asian="11pt" style:font-weight-asian="normal" style:font-size-complex="11pt" style:font-weight-complex="normal"/>
    </style:style>
    <style:style style:name="T10" style:family="text">
      <style:text-properties style:font-name="Times New Roman" fo:font-weight="normal" officeooo:rsid="000f946f" style:font-size-asian="11pt" style:font-weight-asian="normal" style:font-size-complex="11pt" style:font-weight-complex="normal"/>
    </style:style>
    <style:style style:name="T11" style:family="text">
      <style:text-properties style:font-name="Times New Roman" style:font-size-asian="11pt" style:font-size-complex="11pt"/>
    </style:style>
    <style:style style:name="T12" style:family="text">
      <style:text-properties style:font-name="Times New Roman" officeooo:rsid="00025905" style:font-size-asian="11pt" style:font-size-complex="11pt"/>
    </style:style>
    <style:style style:name="T13" style:family="text">
      <style:text-properties style:font-name="Times New Roman" officeooo:rsid="000b1d9c" style:font-size-asian="11pt" style:font-size-complex="11pt"/>
    </style:style>
    <style:style style:name="T14" style:family="text">
      <style:text-properties fo:font-style="italic" style:font-style-asian="italic" style:font-style-complex="italic"/>
    </style:style>
    <style:style style:name="T15" style:family="text">
      <style:text-properties fo:font-style="italic" officeooo:rsid="000c06a6"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657bd" style:font-style-asian="normal" style:font-style-complex="normal"/>
    </style:style>
    <style:style style:name="T18" style:family="text">
      <style:text-properties fo:font-style="normal" officeooo:rsid="000e4fd6" style:font-style-asian="normal" style:font-style-complex="normal"/>
    </style:style>
    <style:style style:name="T19" style:family="text">
      <style:text-properties officeooo:rsid="000656d7"/>
    </style:style>
    <style:style style:name="T20" style:family="text">
      <style:text-properties officeooo:rsid="000657bd"/>
    </style:style>
    <style:style style:name="T21" style:family="text">
      <style:text-properties officeooo:rsid="0001ec8a"/>
    </style:style>
    <style:style style:name="T22" style:family="text">
      <style:text-properties officeooo:rsid="0007d7cd"/>
    </style:style>
    <style:style style:name="T23" style:family="text">
      <style:text-properties officeooo:rsid="00099d55"/>
    </style:style>
    <style:style style:name="T24" style:family="text">
      <style:text-properties officeooo:rsid="000b1d9c"/>
    </style:style>
    <style:style style:name="T25" style:family="text">
      <style:text-properties fo:font-size="11pt" fo:font-weight="normal" officeooo:rsid="000e4fd6" style:font-size-asian="9.60000038146973pt" style:font-weight-asian="normal" style:font-size-complex="11pt" style:font-weight-complex="normal"/>
    </style:style>
    <style:style style:name="T26" style:family="text">
      <style:text-properties fo:font-size="11pt" fo:font-weight="normal" officeooo:rsid="0001ec8a" style:font-size-asian="9.60000038146973pt" style:font-weight-asian="normal" style:font-size-complex="11pt" style:font-weight-complex="normal"/>
    </style:style>
    <style:style style:name="T27" style:family="text">
      <style:text-properties officeooo:rsid="000c06a6"/>
    </style:style>
    <style:style style:name="T28" style:family="text">
      <style:text-properties officeooo:rsid="000e4fd6"/>
    </style:style>
    <style:style style:name="T29" style:family="text">
      <style:text-properties officeooo:rsid="000ed9e0"/>
    </style:style>
    <style:style style:name="T30" style:family="text">
      <style:text-properties officeooo:rsid="000f94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ringsrapport</text:p>
      <text:p text:style-name="P1"/>
      <text:p text:style-name="P1"/>
      <text:p text:style-name="P2">Bakgrund &amp; syfte</text:p>
      <text:p text:style-name="P8"><text:span text:style-name="T1">Detta </text:span><text:span text:style-name="T3">examensarbete</text:span><text:span text:style-name="T1"> </text:span><text:span text:style-name="T2">bygger på</text:span><text:span text:style-name="T4"> ett hobbyprojekt </text:span><text:span text:style-name="T5">jag arbetade med sommaren 2015</text:span><text:span text:style-name="T4">. Jag studerade då Koine-grekiska </text:span><text:span text:style-name="T6">på egen hand </text:span><text:span text:style-name="T4">och </text:span><text:span text:style-name="T5">u</text:span><text:span text:style-name="T4">tveckla</text:span><text:span text:style-name="T5">de </text:span><text:span text:style-name="T6">för mig själv </text:span><text:span text:style-name="T4">ett pc-progra</text:span><text:span text:style-name="T7">m </text:span><text:span text:style-name="T9">med tillhörande</text:span><text:span text:style-name="T7"> androida</text:span><text:span text:style-name="T8">pplikation</text:span><text:span text:style-name="T7"> för att </text:span><text:span text:style-name="T8">repetera</text:span><text:span text:style-name="T7"> glosor. </text:span><text:span text:style-name="T11">I programmet kunde jag skriva in glosor med </text:span><text:span text:style-name="T12">respektive</text:span><text:span text:style-name="T11"> översättning och </text:span><text:span text:style-name="T12">träna på</text:span><text:span text:style-name="T11"> dem genom att datorn slumpvis visade ord och bad mig översätta dem. </text:span><text:span text:style-name="T12">När</text:span><text:span text:style-name="T11"> jag lärde mig mer avancerad grammatik började jag skriva in varje glosa flera gånger, dels i sin grundform och dels i andra grammatiska böjningsformer. Detta blev efter ett tag mycket jobbigt när jag lärde mig en mängd olika grammatiska kategorier. Jag började då spekulera i att programmera datorn att automatisk böja orden till deras olika böjningsformer så att jag s</text:span><text:span text:style-name="T12">kulle slippa</text:span><text:span text:style-name="T11"> skriva in varje ord flera gånger. </text:span><text:span text:style-name="T12">Detta examensarbete bygger på denna idé som grund, men är </text:span><text:span text:style-name="T13">tänkt att vara </text:span><text:span text:style-name="T12">en vidareutveckling </text:span><text:span text:style-name="T8">som </text:span><text:span text:style-name="T10">skulle kunna</text:span><text:span text:style-name="T8"> användas inte bara för mina personliga behov utan även för andra som studerar språk på egen hand, samt för undervisning i grundskola, gymnasium eller högskola. </text:span></text:p>
      <text:p text:style-name="P2"/>
      <text:p text:style-name="P2"/>
      <text:p text:style-name="P2">Mål</text:p>
      <text:p text:style-name="P4">Arbetet kommer vara fokuserat på att uppnå ett antal milstolpar, där den första milstolpen är att realisera den idé som beskrevs i <text:span text:style-name="T24">stycket</text:span> ovan. När detta har uppnåtts kan projektet ses som lyckat, men om tid finns kan arbetet fortsätta mot de övriga milstolparna. Här presenteras dessa milstolpar, där den första alltså är det huvudsakliga målet och de övriga endast <text:span text:style-name="T24">görs</text:span> om tid finns. </text:p>
      <text:p text:style-name="P4"/>
      <text:list xml:id="list5114583884983299234" text:style-name="L1">
        <text:list-item>
          <text:p text:style-name="P9">Ett pc-program med grafiskt användargränssnitt <text:span text:style-name="T19">i vilken användaren kan mata in ord (glosor att träna på) samt bestämma vilka grammatiska regler man vill träna på. Programmet ska sedan visa ett slumpvalt ord (t.ex. ”gå”), böjd enligt en slumpvald grammatisk form (t.ex. ”går” eller ”gick”). Användaren ska översätta ordet till det språk denne håller på att lära sig och datorn talar om ifall svaret är rätt eller fel. </text:span></text:p>
        </text:list-item>
        <text:list-item>
          <text:p text:style-name="P10">En androidapplikation med vilken användaren kan träna på glosor och grammatik enligt beskrivningen ovan, dock utan möjligheten att mata in nya glosor. Applikationen ska kunna <text:span text:style-name="T30">ansluta och</text:span> synkroniseras med pc-programmet och alltså på så sätt hämta nya glosor och regler, allt eftersom nytt material matas in där. </text:p>
        </text:list-item>
        <text:list-item>
          <text:p text:style-name="P10">Möjlighet att översätta <text:span text:style-name="T30">(</text:span>enklare<text:span text:style-name="T30">)</text:span> meningar och fraser, istället för enbart enstaka ord. Programmet och appen ska forma meningar bestående av de glosor som finns inmatade, böjd<text:span text:style-name="T30">a</text:span> enligt de <text:span text:style-name="T30">grammatiska </text:span>regler som finns definierade i programmet. </text:p>
        </text:list-item>
      </text:list>
      <text:p text:style-name="P5"/>
      <text:p text:style-name="P5">Om alla dessa milstolpar uppnås skulle den slutliga produkten utan större förändringar kunna användas i skolundervisning, där <text:span text:style-name="T30">en lärare </text:span>kan mata in glosor och regler i pc-programmet och eleverna träna på dessa genom appen. Läraren skulle till exempel kunna ge sina elever en ny gloslista varje vecka och tillåta att de böjs enligt de grammatiska regler eleverna <text:span text:style-name="T30">dittills </text:span>har lärt sig. </text:p>
      <text:p text:style-name="P5"/>
      <text:p text:style-name="P31"/>
      <text:p text:style-name="P2">Avgränsningar</text:p>
      <text:p text:style-name="P22">Arbetet kommen endast kretsa kring den ovan beskrivna mjukvaran. Det kommer inte ingå <text:span text:style-name="T20">i </text:span>arbetet att genomföra undersökningar om hur väl mjukvaran fungerar <text:span text:style-name="T20">i </text:span>skolundervisning och programmet kommer inte visas upp inför språklärare eller testas av språkstuderande. Arbetet kommer utföras enligt specifikationen ovan och specifikationen kommer inte ändras för att passa bättre in <text:span text:style-name="T20">i</text:span> en riktig skolmiljö. </text:p>
      <text:p text:style-name="P21"/>
      <text:p text:style-name="P21">Eftersom mjukvaran inte kommer användas av många <text:span text:style-name="T30">personer</text:span>, kommer inte allt för stort fokus läggas på att skapa ett tilltalande grafiskt gränssnitt med utmärkt användarvänlighet. Grafik och design ska inte vara faktorer som avgör huruvuda den slutliga prototypen är lyckad eller ej.</text:p>
      <text:p text:style-name="P21"/>
      <text:p text:style-name="P25">Mjukvaran kommer designas så att den enkelt kan utökas med stöd för flera språk, men <text:span text:style-name="T20">i</text:span> detta projekt kommer endast stöd för två språk att utvecklas: användarens modersmål <text:span text:style-name="T30">samt</text:span> språket denne vill träna på. </text:p>
      <text:p text:style-name="P23"/>
      <text:p text:style-name="P25"><text:soft-page-break/>Det ingår inte heller <text:span text:style-name="T20">i </text:span>projektets omfattning att utveckla webbapplikation, server eller databas som gör distributionen av glosor och regler från lärarens datorn till elevernas telefoner smidigare. All data kommer skickas direkt från pc till smartphone, utan mellanliggande server eller annan enhet. Detta är givetvis inte önskvärt <text:span text:style-name="T20">i </text:span>en riktig skol<text:span text:style-name="T30">miljö</text:span>, men <text:span text:style-name="T30">som </text:span>redan har nämnts flera gånger är inte syftet med <text:span text:style-name="T30">detta </text:span>projekt att utveckla en färdig produkt åt någon skola. </text:p>
      <text:p text:style-name="P6"/>
      <text:p text:style-name="P2"/>
      <text:p text:style-name="P3">Metod</text:p>
      <text:p text:style-name="P29">För att underlätta arbetet kommer något verktyg för <text:span text:style-name="T14">Natural Language Processing <text:s/></text:span><text:span text:style-name="T16">(NLT) att användas, till exempel </text:span><text:span text:style-name="T14">Grammatical Framework </text:span><text:span text:style-name="T16">(GF). Arbetet</text:span> kommer inledas med att leta efter eventuella<text:span text:style-name="T16"> alternativ till GF. När ett passande bibliotek eller annat verktyg har valts ut bör en hel del tid ägnas åt att bekanta sig med hjälpmedlet. Därefter kan själva arbetet börja med den första milstolpen som mål. </text:span></text:p>
      <text:p text:style-name="P29"><text:span text:style-name="T17"/></text:p>
      <text:p text:style-name="P20">Som sagt är den första milstolpen projektets huvudsakliga mål. Det målet <text:span text:style-name="T27">kommer uppnås genom att följande deluppgifter utförs </text:span>i<text:span text:style-name="T27"> denna ordning. </text:span></text:p>
      <text:p text:style-name="P20"/>
      <text:list xml:id="list4956588905483009463" text:style-name="L2">
        <text:list-item>
          <text:p text:style-name="P19">Grundläggande mjukvara för att hantera grammatiken, det vill säga mjukvara med funktioner som kan ta ett ord som argument och ge tillbaka samma ord i en annan böjningsform. <text:span text:style-name="T17">Denna mjukvara (skriven i Java) kan sedan direkt </text:span><text:span text:style-name="T18">kopieras</text:span><text:span text:style-name="T17"> utan modifikationer till androidapplikationen. </text:span></text:p>
        </text:list-item>
        <text:list-item>
          <text:p text:style-name="P19">Simpelt användargränssnitt. Mjukvara som kan ta emot en lista med ord och utifrån den visa ett slumpvalt ord i slumpvald böjningsform. </text:p>
        </text:list-item>
        <text:list-item>
          <text:p text:style-name="P19">Möjlighet för användaren att ge <text:span text:style-name="T27">en </text:span>översättning av <text:span text:style-name="T27">det slumpvalda </text:span>ordet i sin grundform <text:span text:style-name="T27">samt ange </text:span>vilken grammatisk form ordet står i. Exempel: Datorn visar <text:span text:style-name="T14">dogs</text:span><text:span text:style-name="T15">'</text:span>, användaren skriver <text:span text:style-name="T14">hund</text:span> samt anger att ordet är ett substantiv i <text:span text:style-name="T27">genitiv </text:span>plural.</text:p>
        </text:list-item>
        <text:list-item>
          <text:p text:style-name="P19">Möjlighet för användaren att skriva översättniningen av ordet I sin rätta böjningsform. Exempel: Datorn visar <text:span text:style-name="T14">dogs</text:span><text:span text:style-name="T15">'</text:span>, användaren skriver <text:span text:style-name="T14">hundar</text:span><text:span text:style-name="T15">s</text:span>.</text:p>
        </text:list-item>
      </text:list>
      <text:p text:style-name="P32"/>
      <text:p text:style-name="P2"/>
      <text:p text:style-name="P2">Tidplan, <text:span text:style-name="T29">text</text:span></text:p>
      <text:p text:style-name="P6">Vecka 1 (21/3 – 25/3)</text:p>
      <text:p text:style-name="P6">Planeringsrapport. <text:span text:style-name="T29">Inledning </text:span>rapport. <text:span text:style-name="T29">S</text:span>öka efter verktyg. <text:span text:style-name="T29">B</text:span>ekanta sig med verktyg.</text:p>
      <text:p text:style-name="P6"/>
      <text:p text:style-name="P7">Vecka 2 (28/3 – 1/4) - Påsk</text:p>
      <text:p text:style-name="P6">Bekanta sig med verktyg. <text:span text:style-name="T29">Skissa och planera mjukvaran.</text:span></text:p>
      <text:p text:style-name="P6"/>
      <text:p text:style-name="P7">Vecka 3 (4/4 – 8/4) - Omtentavecka</text:p>
      <text:p text:style-name="P15">Börja programmera mjukvaran. <text:span text:style-name="T29">Börja på delmål 1</text:span>.</text:p>
      <text:p text:style-name="P6"/>
      <text:p text:style-name="P7">Vecka 4 (11/4 – 15/4)</text:p>
      <text:p text:style-name="P6">Programmera mjukvaran. <text:span text:style-name="T29">Delmål 1 och 2 klara</text:span>.</text:p>
      <text:p text:style-name="P6"/>
      <text:p text:style-name="P7">Vecka 5 (18/4 – 22/4)</text:p>
      <text:p text:style-name="P15">Programmera mjukvaran. <text:span text:style-name="T29">Delmål 3</text:span>.</text:p>
      <text:p text:style-name="P6"/>
      <text:p text:style-name="P7">Vecka 6 (25/4 – 29/4)</text:p>
      <text:p text:style-name="P15">Programmera mjukvaran. <text:span text:style-name="T29">Delmål 4</text:span>.</text:p>
      <text:p text:style-name="P14"/>
      <text:p text:style-name="P7">Vecka 7 (2/5 – 6/5)</text:p>
      <text:p text:style-name="P28"><text:span text:style-name="T29">Färdigställ pc-programmet. Skapa appen.</text:span></text:p>
      <text:p text:style-name="P28"/>
      <text:p text:style-name="P7">Vecka 8 (<text:span text:style-name="T22">9</text:span>/<text:span text:style-name="T22">5</text:span> – <text:span text:style-name="T22">13</text:span>/<text:span text:style-name="T22">5</text:span>)</text:p>
      <text:p text:style-name="P14"><text:span text:style-name="T29">Färdigställ appen (med fungerande överförning mellan app och</text:span> pc-program<text:span text:style-name="T29">).</text:span></text:p>
      <text:p text:style-name="P14"/>
      <text:p text:style-name="P7">Vecka 9 (<text:span text:style-name="T22">16</text:span>/<text:span text:style-name="T22">5</text:span> – 2<text:span text:style-name="T22">0</text:span>/<text:span text:style-name="T22">5</text:span>)</text:p>
      <text:p text:style-name="P28"><text:span text:style-name="T20">Förbättra funktionalitet och</text:span> <text:span text:style-name="T20">användarvänlighet på de båda plattformarna.</text:span></text:p>
      <text:p text:style-name="P28"/>
      <text:p text:style-name="P14">Vecka 10 (2<text:span text:style-name="T22">3</text:span>/<text:span text:style-name="T22">5 </text:span>– 2<text:span text:style-name="T22">7</text:span>/<text:span text:style-name="T22">5</text:span>)</text:p>
      <text:p text:style-name="P14"><text:soft-page-break/>Stöd för meningar is<text:span text:style-name="T22">t</text:span>ället för endast ord. <text:span text:style-name="T29">F</text:span>örbättra funktionalitet och<text:span text:style-name="T21"> </text:span>användarvänlighet.</text:p>
      <text:p text:style-name="P6"/>
      <text:p text:style-name="P27">Vecka 11 (30/5 – 3/6)</text:p>
      <text:p text:style-name="P23">Eventuell redovisning den 1:a</text:p>
      <text:p text:style-name="P23"/>
      <text:p text:style-name="P27">Vecka 1<text:span text:style-name="T23">2</text:span> (<text:span text:style-name="T23">6</text:span>/<text:span text:style-name="T23">6</text:span> – <text:span text:style-name="T23">10</text:span>/6)</text:p>
      <text:p text:style-name="P23">Eventuell redovisning den 8:e</text:p>
      <text:p text:style-name="P23"/>
      <text:p text:style-name="P26">Vecka 1<text:span text:style-name="T23">3</text:span> (<text:span text:style-name="T23">13</text:span>/<text:span text:style-name="T23">6</text:span> – <text:span text:style-name="T23">17</text:span>/6)</text:p>
      <text:p text:style-name="P15">Endast rapportskrivning. </text:p>
      <text:p text:style-name="P24">Preliminär rapport innan redovisning senast in den 16:e</text:p>
      <text:p text:style-name="P23">Eventuell redovisning den 13:e eller 15:e</text:p>
      <text:p text:style-name="P23"/>
      <text:p text:style-name="P26">Vecka 1<text:span text:style-name="T23">4</text:span> (<text:span text:style-name="T23">20</text:span>/<text:span text:style-name="T23">6</text:span> – <text:span text:style-name="T23">24</text:span>/6)</text:p>
      <text:p text:style-name="P14">Endast rapportskrivning. <text:span text:style-name="T28">Slutlig rapport in den 23:e</text:span></text:p>
      <text:p text:style-name="P14"/>
      <text:p text:style-name="P14"/>
      <text:p text:style-name="P33">Tidplan, sch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5:11:35.506000000</meta:creation-date>
    <dc:date>2016-03-22T22:40:03.555431241</dc:date>
    <meta:editing-duration>PT42M2S</meta:editing-duration>
    <meta:editing-cycles>9</meta:editing-cycles>
    <meta:generator>LibreOffice/5.0.3.2$Linux_X86_64 LibreOffice_project/00m0$Build-2</meta:generator>
    <dc:creator>David Johnsson</dc:creator>
    <meta:document-statistic meta:table-count="0" meta:image-count="0" meta:object-count="0" meta:page-count="3" meta:paragraph-count="53" meta:word-count="1032" meta:character-count="6723" meta:non-whitespace-character-count="5722"/>
  </office:meta>
</office:document-meta>
</file>